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nas Müller</text:span></text:p>
      <text:p text:style-name="P3"><text:tab/><text:tab/></text:p>
      <text:p text:style-name="P2"><text:span text:style-name="Highlighted_20_with_20_gray_20_Char"><text:span text:style-name="T4">Ich bin Mechaniker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222b0651-8d4c-4c8a-b7d9-03144bf073e4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67ba93fe-db14-494e-8bb9-fbc2a22e0a7d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37e80668-f70a-43d3-bb13-6211da358ef9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452809275 </text:span>| <text:span text:style-name="MT1">jm@gmail.com903449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